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4"/>
    <style:style style:name="P4" style:family="paragraph" style:parent-style-name="List_20_Paragraph" style:list-style-name="WWNum4">
      <style:paragraph-properties fo:margin-left="0.5in" fo:margin-right="0in" fo:text-indent="-0.25in" style:auto-text-indent="false"/>
    </style:style>
    <style:style style:name="T1" style:family="text">
      <style:text-properties style:font-weight-complex="bold"/>
    </style:style>
    <style:style style:name="T2" style:family="text">
      <style:text-properties fo:font-size="11pt" style:font-size-asian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T334 –FALL 2014</text:p>
      <text:p text:style-name="P1">HW2</text:p>
      <text:p text:style-name="P1">Processes</text:p>
      <text:p text:style-name="P1"/>
      <text:p text:style-name="P1"/>
      <text:list xml:id="list500144226927528679" text:style-name="WWNum4">
        <text:list-item>
          <text:p text:style-name="P3">What is a process?</text:p>
          <text:p text:style-name="P4"/>
        </text:list-item>
        <text:list-item>
          <text:p text:style-name="P3">What does a process do to start another process?</text:p>
          <text:p text:style-name="P3"/>
        </text:list-item>
        <text:list-item>
          <text:p text:style-name="P3"><text:span text:style-name="T1">Draw the complete five State Process Model.</text:span><text:span text:style-name="T2"> </text:span></text:p>
          <text:p text:style-name="P3"><text:span text:style-name="T2"/></text:p>
        </text:list-item>
        <text:list-item>
          <text:p text:style-name="P3">Explain each state of process model in question # 3</text:p>
          <text:p text:style-name="P3"/>
        </text:list-item>
        <text:list-item>
          <text:p text:style-name="P3">What is suspended process? Give and explain two suspended states.</text:p>
          <text:p text:style-name="P3"/>
        </text:list-item>
        <text:list-item>
          <text:p text:style-name="P3">Read pages 19-34 of "Reading Material: Introduction" found on</text:p>
        </text:list-item>
      </text:list>
      <text:p text:style-name="List_20_Paragraph">our iLearn class page.</text:p>
      <text:p text:style-name="Standard"/>
      <text:p text:style-name="List_20_Paragraph"><text:s text:c="2"/>(b) Present three basic stages in CPU to execute an instruction.</text:p>
      <text:p text:style-name="List_20_Paragraph"/>
      <text:p text:style-name="List_20_Paragraph"><text:s text:c="3"/>(c) Among the registers, cache, main memory, and hard disk, </text:p>
      <text:p text:style-name="List_20_Paragraph"/>
      <text:p text:style-name="List_20_Paragraph"><text:s text:c="7"/>which of the four is the fastest? </text:p>
      <text:p text:style-name="List_20_Paragraph"/>
      <text:p text:style-name="List_20_Paragraph"><text:s text:c="7"/>Present the second and third fastests ones as well.</text:p>
      <text:p text:style-name="List_20_Paragraph"><text:s text:c="7"/></text:p>
      <text:p text:style-name="List_20_Paragraph"/>
      <text:p text:style-name="List_20_Paragraph"><text:s text:c="3"/>(d) Present the basic concept of virtual memory (at least 100 words).</text:p>
      <text:p text:style-name="List_20_Paragraph"><text:s text:c="4"/></text:p>
      <text:p text:style-name="List_20_Paragraph"><text:s text:c="4"/></text:p>
      <text:p text:style-name="Standard"><text:s text:c="10"/><text:bookmark text:name="_GoBack"/>7) <text:s/>(a) Read the following article about process states.</text:p>
      <text:p text:style-name="List_20_Paragraph"><text:s text:c="11"/>http://en.wikipedia.org/wiki/Process_states</text:p>
      <text:p text:style-name="List_20_Paragraph"><text:s text:c="7"/></text:p>
      <text:p text:style-name="List_20_Paragraph"><text:s text:c="3"/>Summarize it (at least 200 words).</text:p>
      <text:p text:style-name="List_20_Paragraph"/>
      <text:p text:style-name="List_20_Paragraph"><text:s text:c="3"/>(b) Read the following article about scheduling.</text:p>
      <text:p text:style-name="List_20_Paragraph"/>
      <text:p text:style-name="List_20_Paragraph"><text:s text:c="4"/>http://en.wikipedia.org/wiki/Scheduling_%28computing%29</text:p>
      <text:p text:style-name="List_20_Paragraph"><text:s text:c="5"/></text:p>
      <text:p text:style-name="List_20_Paragraph"/>
      <text:p text:style-name="List_20_Paragraph"><text:s text:c="5"/>Summarize it (at least 200 words).</text:p>
      <text:p text:style-name="List_20_Paragraph"/>
      <text:p text:style-name="List_20_Paragraph"/>
      <text:p text:style-name="List_20_Paragraph"/>
      <text:p text:style-name="List_20_Paragraph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 op</meta:initial-creator>
    <dc:creator>Richard Ciampa</dc:creator>
    <meta:editing-cycles>7</meta:editing-cycles>
    <meta:creation-date>2014-09-16T03:24:00</meta:creation-date>
    <dc:date>2014-09-24T14:14:17.684853355</dc:date>
    <meta:editing-duration>PT9S</meta:editing-duration>
    <meta:generator>LibreOffice/4.1.6.2$Linux_X86_64 LibreOffice_project/410m0$Build-2</meta:generator>
    <meta:document-statistic meta:table-count="0" meta:image-count="0" meta:object-count="0" meta:page-count="1" meta:paragraph-count="26" meta:word-count="143" meta:character-count="983" meta:non-whitespace-character-count="778"/>
    <meta:user-defined meta:name="AppVersion">14.0000</meta:user-defined>
    <meta:user-defined meta:name="Company">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